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cm" svg:y="3.4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cm" svg:y1="2cm" svg:x2="4.6cm" svg:y2="3.4cm">
          <text:p/>
        </draw:line>
        <draw:frame draw:style-name="gr3" draw:text-style-name="P3" draw:layer="layout" svg:width="2.957cm" svg:height="0.729cm" svg:x="3.28cm" svg:y="1.2cm">
          <draw:text-box>
            <text:p><text:span text:style-name="T1">See Page 38</text:span></text:p>
          </draw:text-box>
        </draw:frame>
        <draw:line draw:style-name="gr2" draw:text-style-name="P1" draw:layer="layout" svg:x1="4.4cm" svg:y1="5.5cm" svg:x2="4.4cm" svg:y2="6.8cm">
          <text:p/>
        </draw:line>
        <draw:custom-shape draw:style-name="gr1" draw:text-style-name="P2" draw:layer="layout" svg:width="3.3cm" svg:height="2cm" svg:x="2.8cm" svg:y="9.8cm">
          <text:p text:style-name="P1"><text:span text:style-name="T1">Enter Detai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cm" svg:y="6.8cm">
          <text:p text:style-name="P1"><text:span text:style-name="T1">Select </text:span></text:p>
          <text:p text:style-name="P1"><text:span text:style-name="T1">Entry 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cm" svg:y1="8.5cm" svg:x2="4.4cm" svg:y2="9.8cm">
          <text:p/>
        </draw:line>
        <draw:line draw:style-name="gr2" draw:text-style-name="P1" draw:layer="layout" svg:x1="4.3cm" svg:y1="11.7cm" svg:x2="4.3cm" svg:y2="13.5cm">
          <text:p/>
        </draw:line>
        <draw:custom-shape draw:style-name="gr5" draw:text-style-name="P2" draw:layer="layout" svg:width="2.9cm" svg:height="1.4cm" svg:x="2.9cm" svg:y="13.5cm">
          <text:p text:style-name="P1"><text:span text:style-name="T1">Confirm and</text:span></text:p>
          <text:p text:style-name="P1"><text:span text:style-name="T1">Save Entr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cm" svg:y1="14.1cm" svg:x2="7.6cm" svg:y2="14.1cm">
          <text:p/>
        </draw:line>
        <draw:custom-shape draw:style-name="gr6" draw:text-style-name="P2" draw:layer="layout" svg:width="2.8cm" svg:height="1.7cm" svg:x="7.6cm" svg:y="13.4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0:04:11.877000000</meta:creation-date>
    <dc:date>2014-12-01T19:21:45.180000000</dc:date>
    <meta:editing-duration>PT15M17S</meta:editing-duration>
    <meta:editing-cycles>4</meta:editing-cycles>
    <meta:generator>LibreOffice/4.3.2.2$Windows_x86 LibreOffice_project/edfb5295ba211bd31ad47d0bad0118690f76407d</meta:generator>
    <meta:document-statistic meta:object-count="11"/>
  </office:meta>
</office:document-meta>
</file>